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ee30" officeooo:paragraph-rsid="0006ee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datac키기전에 START 켜져있는지 확인 p.36</text:p>
      <text:p text:style-name="P1"/>
      <text:p text:style-name="Standard">make sure either the START pin is high or the</text:p>
      <text:p text:style-name="Standard">START command is issued.</text:p>
      <text:p text:style-name="Standard"/>
      <text:p text:style-name="P1">Rdatac 모드는 SDATAC로 캔슬 p.36</text:p>
      <text:p text:style-name="P1">RDATAC mode is cancelled by the Stop Read Data Continuous command</text:p>
      <text:p text:style-name="P1">SDATAC command must be issued before any other commands can be sent to the device. There is no</text:p>
      <text:p text:style-name="P1">restriction on the SCLK rate for this command.</text:p>
      <text:p text:style-name="P1"/>
      <text:p text:style-name="P1">비동기식 캔슬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5:23:57.746861306</meta:creation-date>
    <dc:date>2020-01-30T15:25:26.461744900</dc:date>
    <meta:editing-duration>PT1M29S</meta:editing-duration>
    <meta:editing-cycles>1</meta:editing-cycles>
    <meta:document-statistic meta:table-count="0" meta:image-count="0" meta:object-count="0" meta:page-count="1" meta:paragraph-count="8" meta:word-count="80" meta:character-count="337" meta:non-whitespace-character-count="282"/>
    <meta:generator>LibreOffice/6.0.7.3$Linux_X86_64 LibreOffice_project/00m0$Build-3</meta:generator>
  </office:meta>
</office:document-meta>
</file>